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8aa6b" officeooo:paragraph-rsid="0008aa6b" style:font-size-asian="9pt" style:font-size-complex="9pt"/>
    </style:style>
    <style:style style:name="T1" style:family="text">
      <style:text-properties fo:font-size="9pt" style:font-size-asian="7.84999990463257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reate directory tree to store projects/components in</text:p>
      <text:p text:style-name="P1">- Launch KiCad</text:p>
      <text:p text:style-name="P1">- Create a New Project</text:p>
      <text:p text:style-name="P1"><text:tab/>- Browse to directory created above, and type in project name.</text:p>
      <text:p text:style-name="P1"><text:tab/>- When asked to create a new empty directory, say yes.</text:p>
      <text:p text:style-name="P1"/>
      <text:p text:style-name="P1">- Launch Schematic Library Editor</text:p>
      <text:p text:style-name="P1"><text:tab/>- http://kicadhowto.wikidot.com/mcf1comp1</text:p>
      <text:p text:style-name="P1"/>
      <text:p text:style-name="P1"><text:tab/>- Click on OpAmp like icon "Create a new component"</text:p>
      <text:p text:style-name="P1"><text:tab/>- Call the component TestPoint</text:p>
      <text:p text:style-name="P1"><text:tab/>- Change designation to TP</text:p>
      <text:p text:style-name="P1"><text:tab/>- Click OK</text:p>
      <text:p text:style-name="P1"><text:tab/>- Zoom in on origin - you should TestPoint and TP? stacked on top of each other</text:p>
      <text:p text:style-name="P1"><text:tab/>- Menu Place-&gt;Pin</text:p>
      <text:p text:style-name="P1"><text:tab/>- Click at origin (or whereever)</text:p>
      <text:p text:style-name="P1"><text:tab/>- Give Pin name or 1, Pin Number of 1, Change electrical type to passive</text:p>
      <text:p text:style-name="P1"><text:tab/>- Click OK</text:p>
      <text:p text:style-name="P1"><text:tab/>- Move mouse around and click at final destination</text:p>
      <text:p text:style-name="P1"><text:tab/>- Hover over "TestPoint" and press M</text:p>
      <text:p text:style-name="P1"><text:tab/>- Move "TestPoint" above line</text:p>
      <text:p text:style-name="P1"><text:tab/>- Move TP? below</text:p>
      <text:p text:style-name="P1"><text:tab/>- Click on book icon (right of center) "Save current component to new library"</text:p>
      <text:p text:style-name="P1"><text:tab/>- Create a folder (say "dh-lib"</text:p>
      <text:p text:style-name="P1"><text:tab/>- Browse into folder</text:p>
      <text:p text:style-name="P1"><text:tab/>- Save library, probably renaming to dh-lib.lib (using my initials)</text:p>
      <text:p text:style-name="P1"><text:tab/>- Close Library editor</text:p>
      <text:p text:style-name="P1"/>
      <text:p text:style-name="P1">- Launch Footprint editor</text:p>
      <text:p text:style-name="P1"><text:tab/>- File-&gt;New Footprint</text:p>
      <text:p text:style-name="P1"><text:tab/>- Move Label and reference out of the way</text:p>
      <text:p text:style-name="P1"><text:tab/>- Under Drill change Size X to 0.8128mm (0.32in)</text:p>
      <text:p text:style-name="P1"><text:tab/>- On left change SizeX to 1.6mm</text:p>
      <text:p text:style-name="P1"><text:tab/>- File-&gt;Save Footprint in new library</text:p>
      <text:p text:style-name="P1"><text:tab/>- Choose kicad directory</text:p>
      <text:p text:style-name="P1"><text:tab/>- Set active library</text:p>
      <text:p text:style-name="P1"><text:tab/>- resave - Save footprint in active library</text:p>
      <text:p text:style-name="P1"><text:tab/>- Launch PCBnew</text:p>
      <text:p text:style-name="P1"><text:tab/>- Preferences-&gt;Footprint library Wizard</text:p>
      <text:p text:style-name="P1"><text:tab/><text:tab/>- files on my computer</text:p>
      <text:p text:style-name="P1"><text:tab/><text:tab/>- Choose test-lib.pretty directory</text:p>
      <text:p text:style-name="P1"><text:tab/>- Quit kicad (seems to be needed before it will recognize the new path we just added)</text:p>
      <text:p text:style-name="P1"/>
      <text:p text:style-name="P1">Launch eeshema</text:p>
      <text:p text:style-name="P1"><text:tab/>- Menu Preferences-&gt;Component Libraries</text:p>
      <text:p text:style-name="P1"><text:tab/>- In "User defined search path" click Add button</text:p>
      <text:p text:style-name="P1"><text:tab/>- Browse to dh-lib directory created previously</text:p>
      <text:p text:style-name="P1"><text:tab/>- Click OK</text:p>
      <text:p text:style-name="P1"><text:tab/>- Click Yes to "Use a relative path?"</text:p>
      <text:p text:style-name="P1"><text:tab/>- Click OK</text:p>
      <text:p text:style-name="P1"><text:tab/>- Menu Preferences-&gt;Component Libraries</text:p>
      <text:p text:style-name="P1"><text:tab/>- Click Add in the "Component Library Files" section</text:p>
      <text:p text:style-name="P1"><text:tab/>- Browse to the dh-lib directory and choose dh-lib.lib</text:p>
      <text:p text:style-name="P1"><text:tab/>- Click Add</text:p>
      <text:p text:style-name="P1"><text:tab/>- Browse to dh-lib directory</text:p>
      <text:p text:style-name="P1"><text:tab/>- Click on dh-lib.lib</text:p>
      <text:p text:style-name="P1"><text:tab/>- You need to scroll to the bottom of the list and you should see</text:p>
      <text:p text:style-name="P1"><text:tab/> <text:s/>dh-lib added with no path.</text:p>
      <text:p text:style-name="P1"><text:tab/>- Click OK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w that the component library has been saved - lets create a schematic</text:p>
      <text:p text:style-name="P1"><text:tab/>- Add pin headers (CONN_01X02, CONN_01X03)</text:p>
      <text:p text:style-name="P1"><text:tab/>- mention visibility of field on components</text:p>
      <text:p text:style-name="P1"><text:tab/>- Add pullup resistor, switch (R, SW_PUSH)</text:p>
      <text:p text:style-name="P1"><text:tab/>- Wire things up - leave resistor not connected to VCC</text:p>
      <text:p text:style-name="P1"><text:tab/>- Run ERC</text:p>
      <text:p text:style-name="P1"><text:tab/>- Annotate</text:p>
      <text:p text:style-name="P1"><text:tab/>- Run ERC</text:p>
      <text:p text:style-name="P1"><text:tab/>- Place-&gt;Power Port and add VCC for pullup resistor</text:p>
      <text:p text:style-name="P1"><text:tab/>- Run ERC</text:p>
      <text:p text:style-name="P1"><text:tab/>- Add PWR_FLAGs</text:p>
      <text:p text:style-name="P1"><text:tab/>- Run ERC</text:p>
      <text:p text:style-name="P1"><text:tab/>- Export NET</text:p>
      <text:p text:style-name="P1"/>
      <text:p text:style-name="P1">Launch CvPCB to assign footprints to all components</text:p>
      <text:p text:style-name="P1"><text:tab/>- Pin_Header:Pin_Header_Straight_1x02</text:p>
      <text:p text:style-name="P1"><text:tab/>- Pin_Header:Pin_Header_Straight_1x03</text:p>
      <text:p text:style-name="P1"><text:tab/>- Discreet:R4</text:p>
      <text:p text:style-name="P1"/>
      <text:p text:style-name="P1"><text:tab/>- Now we'll go and create a footprint for the pushbutton</text:p>
      <text:p text:style-name="P1"><text:tab/>- Launch Footprint editor</text:p>
      <text:p text:style-name="P1"><text:tab/>- File-&gt;New Footprint and name it SW_PUSH-2pin-6.5mm</text:p>
      <text:p text:style-name="P1"><text:tab/>- Move label and value out of the way</text:p>
      <text:p text:style-name="P1"><text:tab/>- Place a pad at the origin and a second one 6.5mm away</text:p>
      <text:p text:style-name="P1"><text:tab/>- Edit both pads and change Drill Size X to 0.8128mm (0.32in)</text:p>
      <text:p text:style-name="P1"><text:tab/>- Change Size X to 1.6mm</text:p>
      <text:p text:style-name="P1"><text:tab/>- Add a silkscreen box</text:p>
      <text:p text:style-name="P1"><text:tab/>- Tweak position of label and ref</text:p>
      <text:p text:style-name="P1"><text:tab/>- Save footprint in active library</text:p>
      <text:p text:style-name="P1"/>
      <text:p text:style-name="P1">Switch back to CvPCB and assign SW_PUSH-2pin-6.5mm to our push button</text:p>
      <text:p text:style-name="P1">Switch back to eeSchema and save netlist</text:p>
      <text:p text:style-name="P1"/>
      <text:p text:style-name="P1">Run PCBnew</text:p>
      <text:p text:style-name="P1"><text:tab/>- Read netlist</text:p>
      <text:p text:style-name="P1"><text:tab/>- Right click on background, Global Spread and Place</text:p>
      <text:p text:style-name="P1"><text:tab/>- Position components, talk about single sided</text:p>
      <text:p text:style-name="P1"><text:tab/>- Go into Design Rules and set track width and clearance</text:p>
      <text:p text:style-name="P1"><text:tab/><text:tab/>- Width 0.032 Clearance 0.019 Via Diam 0.064 Via Drill 0.032</text:p>
      <text:p text:style-name="P1"><text:tab/>- Set layer to F.Cu </text:p>
      <text:p text:style-name="P1"><text:tab/>- Draw a few tracks</text:p>
      <text:p text:style-name="P1"><text:tab/>- Leave something unconnected</text:p>
      <text:p text:style-name="P1"><text:tab/>- Run DRC</text:p>
      <text:p text:style-name="P1"><text:tab/>- List unconnected tracks</text:p>
      <text:p text:style-name="P1"><text:tab/>- Add board outline</text:p>
      <text:p text:style-name="P1"/>
      <text:p text:style-name="P1"><text:tab/>- show editing footprint (perhaps changing hole diameter)</text:p>
      <text:p text:style-name="P1"/>
      <text:p text:style-name="P1">Launch Gerber Viewer</text:p>
      <text:p text:style-name="P1">Launch gerbv as comparison</text:p>
      <text:p text:style-name="P1"/>
      <text:p text:style-name="P1">Show Nanino8 schematic and board layo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2:14:38.166438595</meta:creation-date>
    <dc:date>2016-08-25T12:18:46.591244733</dc:date>
    <meta:editing-duration>PT4M9S</meta:editing-duration>
    <meta:editing-cycles>1</meta:editing-cycles>
    <meta:document-statistic meta:table-count="0" meta:image-count="0" meta:object-count="0" meta:page-count="2" meta:paragraph-count="100" meta:word-count="629" meta:character-count="3568" meta:non-whitespace-character-count="2946"/>
    <meta:generator>LibreOffice/5.1.4.2$Linux_X86_64 LibreOffice_project/10m0$Build-2</meta:generator>
  </office:meta>
</office:document-meta>
</file>